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reuchet MS" svg:font-family="'Treuchet MS',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80a60" officeooo:paragraph-rsid="00080a60"/>
    </style:style>
    <style:style style:name="P2" style:family="paragraph" style:parent-style-name="Standard">
      <style:text-properties fo:font-weight="bold" officeooo:rsid="00080a60" officeooo:paragraph-rsid="00080a60" style:font-weight-asian="bold" style:font-weight-complex="bold"/>
    </style:style>
    <style:style style:name="P3" style:family="paragraph" style:parent-style-name="Standard">
      <style:text-properties fo:font-style="italic" fo:font-weight="bold" officeooo:rsid="00080a60" officeooo:paragraph-rsid="00080a60" style:font-style-asian="italic" style:font-weight-asian="bold" style:font-style-complex="italic" style:font-weight-complex="bold"/>
    </style:style>
    <style:style style:name="P4" style:family="paragraph" style:parent-style-name="Standard">
      <style:text-properties fo:font-style="italic" fo:font-weight="bold" officeooo:rsid="0008e36e" officeooo:paragraph-rsid="0008e36e" style:font-style-asian="italic" style:font-weight-asian="bold" style:font-style-complex="italic" style:font-weight-complex="bold"/>
    </style:style>
    <style:style style:name="P5" style:family="paragraph" style:parent-style-name="Standard">
      <style:text-properties fo:font-style="italic" fo:font-weight="bold" officeooo:rsid="000a3db8" officeooo:paragraph-rsid="000a3db8" style:font-style-asian="italic" style:font-weight-asian="bold" style:font-style-complex="italic" style:font-weight-complex="bold"/>
    </style:style>
    <style:style style:name="P6" style:family="paragraph" style:parent-style-name="Standard">
      <style:text-properties fo:font-style="italic" fo:font-weight="bold" officeooo:rsid="000b7f4f" officeooo:paragraph-rsid="000b7f4f" style:font-style-asian="italic" style:font-weight-asian="bold" style:font-style-complex="italic" style:font-weight-complex="bold"/>
    </style:style>
    <style:style style:name="P7" style:family="paragraph" style:parent-style-name="Standard">
      <style:text-properties fo:font-style="italic" fo:font-weight="bold" officeooo:rsid="000c6182" officeooo:paragraph-rsid="000c6182" style:font-style-asian="italic" style:font-weight-asian="bold" style:font-style-complex="italic" style:font-weight-complex="bold"/>
    </style:style>
    <style:style style:name="P8" style:family="paragraph" style:parent-style-name="Standard">
      <style:text-properties fo:font-style="italic" fo:font-weight="normal" officeooo:rsid="000b1e3e" officeooo:paragraph-rsid="000b1e3e" style:font-style-asian="italic" style:font-weight-asian="normal" style:font-style-complex="italic" style:font-weight-complex="normal"/>
    </style:style>
    <style:style style:name="P9" style:family="paragraph" style:parent-style-name="Standard">
      <style:text-properties fo:font-style="italic" fo:font-weight="normal" officeooo:rsid="000a3db8" officeooo:paragraph-rsid="000a3db8" style:font-style-asian="italic" style:font-weight-asian="normal" style:font-style-complex="italic" style:font-weight-complex="normal"/>
    </style:style>
    <style:style style:name="P10" style:family="paragraph" style:parent-style-name="Standard">
      <style:text-properties fo:font-style="italic" fo:font-weight="normal" officeooo:rsid="000b7f4f" officeooo:paragraph-rsid="000b7f4f" style:font-style-asian="italic" style:font-weight-asian="normal" style:font-style-complex="italic" style:font-weight-complex="normal"/>
    </style:style>
    <style:style style:name="P11" style:family="paragraph" style:parent-style-name="Standard">
      <style:text-properties fo:font-style="italic" fo:font-weight="normal" officeooo:rsid="000c6182" officeooo:paragraph-rsid="000c6182" style:font-style-asian="italic" style:font-weight-asian="normal" style:font-style-complex="italic" style:font-weight-complex="normal"/>
    </style:style>
    <style:style style:name="P12" style:family="paragraph" style:parent-style-name="Standard">
      <style:text-properties fo:font-style="normal" fo:font-weight="normal" officeooo:rsid="00080a60" officeooo:paragraph-rsid="00080a60" style:font-style-asian="normal" style:font-weight-asian="normal" style:font-style-complex="normal" style:font-weight-complex="normal"/>
    </style:style>
    <style:style style:name="P13" style:family="paragraph" style:parent-style-name="Standard">
      <style:text-properties fo:font-style="normal" fo:font-weight="normal" officeooo:paragraph-rsid="00080a60" style:font-style-asian="normal" style:font-weight-asian="normal" style:font-style-complex="normal" style:font-weight-complex="normal"/>
    </style:style>
    <style:style style:name="P14" style:family="paragraph" style:parent-style-name="Standard">
      <style:text-properties fo:font-style="normal" fo:font-weight="normal" officeooo:rsid="0008e36e" officeooo:paragraph-rsid="0008e36e" style:font-style-asian="normal" style:font-weight-asian="normal" style:font-style-complex="normal" style:font-weight-complex="normal"/>
    </style:style>
    <style:style style:name="P15" style:family="paragraph" style:parent-style-name="Standard">
      <style:text-properties fo:font-style="normal" fo:font-weight="bold" officeooo:rsid="0008e36e" officeooo:paragraph-rsid="0008e36e" style:font-style-asian="normal" style:font-weight-asian="bold" style:font-style-complex="normal" style:font-weight-complex="bold"/>
    </style:style>
    <style:style style:name="T1" style:family="text">
      <style:text-properties officeooo:rsid="00080a60"/>
    </style:style>
    <style:style style:name="T2" style:family="text">
      <style:text-properties fo:font-size="14pt" fo:font-weight="bold" style:font-size-asian="14pt" style:font-weight-asian="bold" style:font-size-complex="14pt" style:font-weight-complex="bold"/>
    </style:style>
    <style:style style:name="T3" style:family="text">
      <style:text-properties fo:font-variant="normal" fo:text-transform="none" fo:color="#333333" style:font-name="Treuchet MS" fo:font-size="12pt" fo:letter-spacing="normal" style:font-size-asian="12pt" style:font-size-complex="12pt"/>
    </style:style>
    <style:style style:name="T4" style:family="text">
      <style:text-properties fo:font-size="12pt" style:font-size-asian="12pt" style:font-size-complex="12pt"/>
    </style:style>
    <style:style style:name="T5" style:family="text">
      <style:text-properties officeooo:rsid="000c618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36"/><text:span text:style-name="T2">Pesquisa sobre acessibilidade</text:span></text:p>
      <text:p text:style-name="P1"/>
      <text:p text:style-name="P1"/>
      <text:p text:style-name="P2">“Como definir acessibilidade”</text:p>
      <text:p text:style-name="P13"><text:span text:style-name="T1">acessibilidade é um substantivo que denota a qualidade de ser acessível;acessível por sua vez é um adjetivo que indica aquilo <text:s/>a que se pode chegar facilmente;que fica ao alcance. </text:span><text:span text:style-name="T3">com segurança e autonomia, de edificações públicas, privadas e particulares, seus espaços, mobiliários e equipamentos urbanos, proporcionando a maior independência possível e dando ao cidadão deficiente ou àqueles com dificuldade de locomoção, o direito de ir e vir a todos os lugares que necessitar, seja no trabalho, estudo ou lazer, o que ajudará e levará à reinserção na sociedade”.</text:span><text:span text:style-name="T4"> </text:span></text:p>
      <text:p text:style-name="P12"/>
      <text:p text:style-name="P3">“Técnicas de acessibilidade”</text:p>
      <text:p text:style-name="P3"/>
      <text:p text:style-name="P4">Acessibilidade na web:</text:p>
      <text:p text:style-name="P4"/>
      <text:p text:style-name="P14">A web acessível é a <text:s/>representação de uma web ideal,onde todas as pessoas teriam acesso ao seu conteúdo .Não só pessoas ,mas também sistemas ,uma vez que sistemas também acessam conteúdos de páginas na internet para algum proposito , dependendo do sistema .Acessibilidade na web também está ligada a diversos dispositivos.</text:p>
      <text:p text:style-name="P14"/>
      <text:p text:style-name="P14"/>
      <text:p text:style-name="P15"/>
      <text:p text:style-name="P5">Acessibilidade CSS:</text:p>
      <text:p text:style-name="P8">Do ponto de vista da acessibilidade ,uma vez que todos os dados da apresentação do conteúdo estão separados em um arquivo CSS, é muito simples fazer alterações na apresentação deste conteúdo e até mesmo criar apresentações diferentes para tipos de mídia diferentes. Assim poderá ser criado,um conjunto de regras CSS para apresentação na tela do computador e outro conjunto para impressão do conteúdo , eliminando algumas informações desnecessárias na impressão.</text:p>
      <text:p text:style-name="P9"/>
      <text:p text:style-name="P6">Como um leitor de tela deve ler uma tabela:</text:p>
      <text:p text:style-name="P6"/>
      <text:p text:style-name="P10">para começar, um leitor de tela não lê literalmente a tela, como o nome sugere. Os leitores de tela vão direto para o código HTML dos documentos,por que para eles o que interessa realmente é extrair o conteúdo que está lá. Pouco importa <text:span text:style-name="T5">para o software leitor como aquelas informações estão sendo diagramadas na tela.</text:span></text:p>
      <text:p text:style-name="P10"/>
      <text:p text:style-name="P7">Teclas de Atalhos:</text:p>
      <text:p text:style-name="P11">Utilizar tecla de atalho é a forma mais rápida de acessar algumas partes de uma página. De um modo geral os usuários conhecem teclas de atalho, e muitas vezes as utiliza,mesmo sem perceber que estão fazendo isso.na Utilização da tecla “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Treuchet MS" svg:font-family="'Treuchet MS',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9T13:10:20.886000000</meta:creation-date>
    <dc:date>2017-05-09T14:23:12.538000000</dc:date>
    <meta:editing-duration>PT40S</meta:editing-duration>
    <meta:editing-cycles>1</meta:editing-cycles>
    <meta:document-statistic meta:table-count="0" meta:image-count="0" meta:object-count="0" meta:page-count="1" meta:paragraph-count="12" meta:word-count="331" meta:character-count="2132" meta:non-whitespace-character-count="1774"/>
    <meta:generator>LibreOffice/5.1.3.2$Windows_x86 LibreOffice_project/644e4637d1d8544fd9f56425bd6cec110e49301b</meta:generator>
  </office:meta>
</office:document-meta>
</file>